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style:style>
    <style:style style:name="T3" style:parent-style-name="y2iqfc" style:family="text">
      <style:text-properties style:font-name="Times New Roman" style:font-name-complex="Times New Roman" fo:font-weight="bold" style:font-weight-asian="bold" style:font-weight-complex="bold" fo:font-size="18pt" style:font-size-asian="18pt" style:font-size-complex="18pt"/>
    </style:style>
    <style:style style:name="P4" style:parent-style-name="PréformatéHTML" style:family="paragraph">
      <style:text-properties style:font-name="Times New Roman" style:font-name-complex="Times New Roman" fo:font-weight="bold" style:font-weight-asian="bold" style:font-weight-complex="bold" fo:font-size="18pt" style:font-size-asian="18pt" style:font-size-complex="18pt"/>
    </style:style>
  </office:automatic-styles>
  <office:body>
    <office:text text:use-soft-page-breaks="true">
      <text:p text:style-name="P1">Nous fournissons un service web pour les agences de voyages suivant le protocole SOAP et Rest Architeture. Le service a été intégré dans deux frameworks différents dans Java JAXWS et JAXRS. Outre le service, nous avons construit un<text:s/>client en php qui consomme les deux services en fonction de la disponibilité du service. Par défaut, il appelle le service JAXWS si le service appelé est en panne, il utilise automatiquement le service JAXRS.</text:p>
      <text:p text:style-name="Normal"/>
      <text:p text:style-name="Normal"/>
      <text:h text:style-name="P2" text:outline-level="2">II.1. Description du service : <text:s/></text:h>
      <text:p text:style-name="PréformatéHTML"><text:span text:style-name="y2iqfc">Le service q</text:span><text:span text:style-name="y2iqfc">ue nous avons fourni est composé de</text:span><text:span text:style-name="y2iqfc"><text:s/></text:span><text:span text:style-name="y2iqfc">opérations</text:span><text:span text:style-name="y2iqfc"><text:s/>suivantes</text:span><text:span text:style-name="y2iqfc">.</text:span></text:p>
      <text:p text:style-name="PréformatéHTML"><text:span text:style-name="y2iqfc"><text:s/></text:span></text:p>
      <text:p text:style-name="PréformatéHTML"/>
      <text:p text:style-name="PréformatéHTML"><text:span text:style-name="y2iqfc">1.</text:span><text:span text:style-name="PréformatéHTML"><text:s/></text:span><text:span text:style-name="pl-token">getCountry</text:span></text:p>
      <text:p text:style-name="PréformatéHTML"><text:span text:style-name="y2iqfc">2</text:span><text:span text:style-name="y2iqfc">.</text:span><text:span text:style-name="PréformatéHTML"><text:s/></text:span><text:span text:style-name="pl-token">getDestinationsByCity</text:span></text:p>
      <text:p text:style-name="PréformatéHTML"><text:span text:style-name="y2iqfc">3</text:span><text:span text:style-name="y2iqfc">.</text:span><text:span text:style-name="PréformatéHTML"><text:s/></text:span><text:span text:style-name="pl-token">getCities</text:span></text:p>
      <text:p text:style-name="PréformatéHTML"><text:span text:style-name="y2iqfc">4</text:span><text:span text:style-name="y2iqfc">.</text:span><text:span text:style-name="PréformatéHTML"><text:s/></text:span><text:span text:style-name="pl-token">getDestinations</text:span></text:p>
      <text:p text:style-name="PréformatéHTML"><text:span text:style-name="y2iqfc">5</text:span><text:span text:style-name="y2iqfc">.</text:span><text:span text:style-name="PréformatéHTML"><text:s/></text:span><text:span text:style-name="pl-token">getDestination_each_type_dest</text:span></text:p>
      <text:p text:style-name="PréformatéHTML"><text:span text:style-name="y2iqfc">6</text:span><text:span text:style-name="y2iqfc">.</text:span><text:span text:style-name="PréformatéHTML"><text:s/></text:span><text:span text:style-name="pl-token">getDestination_assemble</text:span></text:p>
      <text:p text:style-name="PréformatéHTML"/>
      <text:h text:style-name="Titre2" text:outline-level="2">II.2 WDSL :</text:h>
      <text:p text:style-name="PréformatéHTML"><text:span text:style-name="y2iqfc">Le fichier wdsl décrit comment notre service Web doit être appelé, il est généré en fonction de l'annotation que nous avons ajoutée dans l'interface où nous avons<text:s/></text:span><text:span text:style-name="y2iqfc">ajouté l'annotation de @WebService, @WebMethod, @WebResult et @PathParm. Nous avons également spécifié le portName de notre service, targetNameSpace, endpointInterface que le wsdl utilisera pour générer les types, le message, le portType, la liaison et le<text:s/></text:span><text:span text:style-name="y2iqfc">nom du service Web.</text:span></text:p>
      <text:p text:style-name="PréformatéHTML"/>
      <text:h text:style-name="Titre2" text:outline-level="2">II.a Client :</text:h>
      <text:p text:style-name="PréformatéHTML"><text:span text:style-name="y2iqfc">Le client que nous ecrivons en php a une interface interactive construite avec html et css où le client peut trouver des villes par pays, des destinations à visiter, des informations sur les destinations et les villes. De</text:span><text:span text:style-name="y2iqfc"><text:s/>plus, nous avons construit une interface pour l'administrateur où il est possible d'ajouter dynamiquement des destinations, de mettre à jour les informations de destination.</text:span></text:p>
      <text:p text:style-name="PréformatéHTML"/>
      <text:p text:style-name="PréformatéHTML"/>
      <text:h text:style-name="Titre2" text:outline-level="2">II.b Weather Service :</text:h>
      <text:p text:style-name="PréformatéHTML"><text:span text:style-name="y2iqfc">Nous avons également appelé l'API openweathermap qui don</text:span><text:span text:style-name="y2iqfc">ne les conditions météorologiques de chaque ville que nous desservons. Des informations telles que la température, la date et l'heure du coucher et du lever du soleil et la description du ciel.</text:span></text:p>
      <text:p text:style-name="PréformatéHTML"/>
      <text:p text:style-name="PréformatéHTML"/>
      <text:p text:style-name="PréformatéHTML"/>
      <text:p text:style-name="PréformatéHTML"><text:span text:style-name="T3">II.c Utilisation :</text:span></text:p>
      <text:p text:style-name="PréformatéHTML"/>
      <text:p text:style-name="PréformatéHTML"><text:span text:style-name="y2iqfc">Alors si une personne veut aller en vac</text:span><text:span text:style-name="y2iqfc">ances en Europe, l'utilisateur peut d'abord parcourir une liste de pays que notre service de voyage fournit. Pour chaque pays, il existe une liste de villes sur lesquelles nous fournissons des informations. Pour chaque ville, l'utilisateur peut obtenir tou</text:span><text:span text:style-name="y2iqfc">tes les destinations disponibles dans cette ville : Cathédrale, place,<text:s/></text:span><text:soft-page-break/><text:span text:style-name="y2iqfc">église, monuments, pont historique, parc, stade etc... Avant de visiter, l'utilisateur peut également vérifier les conditions météorologiques de la ville telles que la température, l'he</text:span><text:span text:style-name="y2iqfc">ure du lever et du coucher du soleil et la description du ciel.... Pour l'administrateur, il peut facilement ajouter des destinations ou supprimer des destinations, tout cela peut être réalisé à partir du panneau d'administration.</text:span></text:p>
      <text:p text:style-name="PréformatéHTML"/>
      <text:p text:style-name="PréformatéHTML"/>
      <text:p text:style-name="PréformatéHTML"><text:span text:style-name="y2iqfc">Membres du groupe :<text:s/></text:span></text:p>
      <text:p text:style-name="PréformatéHTML"/>
      <text:p text:style-name="PréformatéHTML"><text:span text:style-name="y2iqfc">N</text:span><text:span text:style-name="y2iqfc">om : MIAN Farooq<text:s/></text:span></text:p>
      <text:p text:style-name="PréformatéHTML"/>
      <text:p text:style-name="PréformatéHTML"><text:span text:style-name="y2iqfc">Email :<text:s/></text:span><text:span text:style-name="y2iqfc">far.apb95@gmail.com</text:span></text:p>
      <text:p text:style-name="PréformatéHTML"/>
      <text:p text:style-name="PréformatéHTML"><text:span text:style-name="y2iqfc">Nom : BAH Alpha Oumar</text:span></text:p>
      <text:p text:style-name="PréformatéHTML"/>
      <text:p text:style-name="PréformatéHTML"><text:span text:style-name="y2iqfc">Email : alphatimbi95@gmail.com</text:span></text:p>
      <text:p text:style-name="P4"/>
      <text:h text:style-name="Titre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y2iqfc" style:display-name="y2iqfc" style:family="text" style:parent-style-name="Policepardéfau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l-token" style:display-name="pl-tok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pha Oumar BAH</meta:initial-creator>
    <dc:creator>Alpha Oumar BAH</dc:creator>
    <meta:creation-date>2022-04-19T20:19:00Z</meta:creation-date>
    <dc:date>2022-04-20T19:50:00Z</dc:date>
    <meta:template xlink:href="Normal" xlink:type="simple"/>
    <meta:editing-cycles>5</meta:editing-cycles>
    <meta:editing-duration>PT8820S</meta:editing-duration>
    <meta:document-statistic meta:page-count="2" meta:paragraph-count="5" meta:word-count="423" meta:character-count="2748" meta:row-count="19" meta:non-whitespace-character-count="2330"/>
  </office:meta>
</office:document-meta>
</file>